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c5000b" draw:fill="solid" draw:fill-color="#00458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7e0021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314004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0.799cm"/>
    </style:style>
    <style:style style:name="gr5" style:family="graphic" style:parent-style-name="standard">
      <style:graphic-properties draw:stroke="none" draw:fill="none" fo:min-height="0.908cm"/>
    </style:style>
    <style:style style:name="gr6" style:family="graphic" style:parent-style-name="standard">
      <style:graphic-properties draw:stroke="none" svg:stroke-color="#c5000b"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8" style:family="graphic">
      <style:graphic-properties draw:stroke="none" svg:stroke-color="#c5000b" draw:fill="solid" draw:fill-color="#004586" draw:textarea-horizontal-align="justify" draw:textarea-vertical-align="middle" draw:auto-grow-height="false"/>
    </style:style>
    <style:style style:name="gr9" style:family="graphic">
      <style:graphic-properties draw:stroke="none" draw:fill="solid" draw:fill-color="#7e0021" draw:textarea-horizontal-align="justify" draw:textarea-vertical-align="middle" draw:auto-grow-height="false"/>
    </style:style>
    <style:style style:name="gr10" style:family="graphic">
      <style:graphic-properties draw:stroke="none" draw:fill="solid" draw:fill-color="#314004" draw:textarea-horizontal-align="justify" draw:textarea-vertical-align="middle" draw:auto-grow-height="false"/>
    </style:style>
    <style:style style:name="gr11" style:family="graphic">
      <style:graphic-properties draw:stroke="none" svg:stroke-color="#c5000b" draw:fill="solid" draw:fill-color="#cccccc" draw:textarea-horizontal-align="justify" draw:textarea-vertical-align="middle" draw:auto-grow-height="false"/>
    </style:style>
    <style:style style:name="gr12" style:family="graphic">
      <style:graphic-properties draw:stroke="none"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color="#ffffff" style:font-name="Droid Sans"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 fo:text-align="center"/>
      <style:text-properties style:font-name="Droid Sans"/>
    </style:style>
    <style:style style:name="P6" style:family="paragraph">
      <style:paragraph-properties fo:text-align="center"/>
      <style:text-properties style:font-name="Droid Sans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color="#ffffff" style:font-name="Droid Sans"/>
    </style:style>
    <style:style style:name="P9" style:family="paragraph">
      <style:paragraph-properties fo:text-align="center"/>
      <style:text-properties fo:font-size="60pt"/>
    </style:style>
    <style:style style:name="P10" style:family="paragraph">
      <style:paragraph-properties fo:text-align="center"/>
      <style:text-properties fo:color="#ffffff" fo:font-size="60pt" fo:font-weight="bold" style:font-weight-asian="bold" style:font-weight-complex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style:font-name="Droid Sans" fo:font-size="18pt"/>
    </style:style>
    <style:style style:name="P13" style:family="paragraph">
      <style:paragraph-properties fo:text-align="center"/>
      <style:text-properties fo:color="#ffffff" fo:font-size="60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fo:color="#ffffff" style:font-name="Droid Sans" fo:font-size="18pt"/>
    </style:style>
    <style:style style:name="T1" style:family="text">
      <style:text-properties style:font-name="Droid Sans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Droid Sans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Droid Sans"/>
    </style:style>
    <style:style style:name="T4" style:family="text">
      <style:text-properties style:font-name="Droid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3.556cm" svg:x="0cm" svg:y="0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4.308cm" svg:height="3.556cm" svg:x="3.683cm" svg:y="0cm">
          <text:p text:style-name="P3"><text:span text:style-name="T2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8cm" svg:height="1.153cm" svg:x="0cm" svg:y="3.683cm">
          <text:p text:style-name="P1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8cm" svg:height="1.153cm" svg:x="-0.005cm" svg:y="19.853cm">
          <text:p text:style-name="P1"><text:span text:style-name="T3">Footer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32cm" svg:height="11.049cm" svg:x="4.318cm" svg:y="6.858cm">
          <draw:text-box>
            <text:p text:style-name="P6"><text:span text:style-name="T4">Hello Presberry</text:span></text:p>
          </draw:text-box>
        </draw:frame>
      </draw:page>
      <draw:page draw:name="page2" draw:style-name="dp1" draw:master-page-name="Default">
        <draw:frame draw:style-name="gr5" draw:text-style-name="P6" draw:layer="layout" svg:width="5.891cm" svg:height="2.063cm" svg:x="11.124cm" svg:y="9.931cm">
          <draw:text-box>
            <text:p text:style-name="P6"><text:span text:style-name="T4">Introduce yourself</text:span></text:p>
          </draw:text-box>
        </draw:frame>
        <draw:custom-shape draw:style-name="gr6" draw:text-style-name="P4" draw:layer="layout" svg:width="3.556cm" svg:height="3.556cm" svg:x="0.001cm" svg:y="0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4.308cm" svg:height="3.556cm" svg:x="3.684cm" svg:y="0cm">
          <text:p text:style-name="P3"><text:span text:style-name="T1">Notes: 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8cm" svg:height="1.153cm" svg:x="0.001cm" svg:y="3.683cm">
          <text:p text:style-name="P7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8cm" svg:height="1.153cm" svg:x="-0.004cm" svg:y="19.853cm">
          <text:p text:style-name="P7"><text:span text:style-name="T3">Footer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8" draw:text-style-name="P2" draw:layer="Layout" svg:width="3.556cm" svg:height="3.556cm" svg:x="0cm" svg:y="0cm">
          <text:p text:style-name="P9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4.308cm" svg:height="3.556cm" svg:x="3.683cm" svg:y="0cm">
          <text:p text:style-name="P10"><text:span text:style-name="T2">Back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8cm" svg:height="1.153cm" svg:x="0cm" svg:y="3.683cm">
          <text:p text:style-name="P11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cm" svg:height="1.153cm" svg:x="-0.005cm" svg:y="19.853cm">
          <text:p text:style-name="P11"><text:span text:style-name="T3">Footer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32cm" svg:height="11.049cm" svg:x="4.318cm" svg:y="6.858cm">
          <draw:text-box>
            <text:p text:style-name="P6"><text:span text:style-name="T4">This is a Raspberry Pi Project</text:span></text:p>
          </draw:text-box>
        </draw:frame>
      </draw:page>
      <draw:page draw:name="page4" draw:style-name="dp1" draw:master-page-name="Default">
        <draw:frame draw:style-name="gr5" draw:text-style-name="P6" draw:layer="layout" svg:width="5.891cm" svg:height="2.063cm" svg:x="11.124cm" svg:y="9.931cm">
          <draw:text-box>
            <text:p text:style-name="P6"><text:span text:style-name="T4">Raspberry Pi is pretty cool</text:span></text:p>
          </draw:text-box>
        </draw:frame>
        <draw:custom-shape draw:style-name="gr11" draw:text-style-name="P4" draw:layer="Layout" svg:width="3.556cm" svg:height="3.556cm" svg:x="0.001cm" svg:y="0cm">
          <text:p text:style-name="P1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4.308cm" svg:height="3.556cm" svg:x="3.684cm" svg:y="0cm">
          <text:p text:style-name="P10"><text:span text:style-name="T1">Notes: Back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28cm" svg:height="1.153cm" svg:x="0.001cm" svg:y="3.683cm">
          <text:p text:style-name="P14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8cm" svg:height="1.153cm" svg:x="-0.004cm" svg:y="19.853cm">
          <text:p text:style-name="P14"><text:span text:style-name="T3">Footer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8" draw:text-style-name="P2" draw:layer="Layout" svg:width="3.556cm" svg:height="3.556cm" svg:x="0cm" svg:y="0cm">
          <text:p text:style-name="P9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4.308cm" svg:height="3.556cm" svg:x="3.683cm" svg:y="0cm">
          <text:p text:style-name="P10"><text:span text:style-name="T2">Approa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8cm" svg:height="1.153cm" svg:x="0cm" svg:y="3.683cm">
          <text:p text:style-name="P11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cm" svg:height="1.153cm" svg:x="-0.005cm" svg:y="19.853cm">
          <text:p text:style-name="P11"><text:span text:style-name="T3">Footer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32cm" svg:height="11.049cm" svg:x="4.318cm" svg:y="6.858cm">
          <draw:text-box>
            <text:p text:style-name="P6"><text:span text:style-name="T4">It's a presentation application</text:span></text:p>
            <text:p text:style-name="P6"><text:span text:style-name="T4">for mobile devices over WLAN </text:span></text:p>
          </draw:text-box>
        </draw:frame>
      </draw:page>
      <draw:page draw:name="page6" draw:style-name="dp1" draw:master-page-name="Default">
        <draw:frame draw:style-name="gr5" draw:text-style-name="P6" draw:layer="layout" svg:width="5.891cm" svg:height="2.063cm" svg:x="11.124cm" svg:y="9.931cm">
          <draw:text-box>
            <text:p text:style-name="P6"><text:span text:style-name="T4">With pretty slides!</text:span></text:p>
          </draw:text-box>
        </draw:frame>
        <draw:custom-shape draw:style-name="gr11" draw:text-style-name="P4" draw:layer="Layout" svg:width="3.556cm" svg:height="3.556cm" svg:x="0.001cm" svg:y="0cm">
          <text:p text:style-name="P1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4.308cm" svg:height="3.556cm" svg:x="3.684cm" svg:y="0cm">
          <text:p text:style-name="P10"><text:span text:style-name="T1">Notes: Approa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28cm" svg:height="1.153cm" svg:x="0.001cm" svg:y="3.683cm">
          <text:p text:style-name="P14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8cm" svg:height="1.153cm" svg:x="-0.004cm" svg:y="19.853cm">
          <text:p text:style-name="P14"><text:span text:style-name="T3">Footer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8" draw:text-style-name="P2" draw:layer="Layout" svg:width="3.556cm" svg:height="3.556cm" svg:x="0cm" svg:y="0cm">
          <text:p text:style-name="P9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4.308cm" svg:height="3.556cm" svg:x="3.683cm" svg:y="0cm">
          <text:p text:style-name="P10"><text:span text:style-name="T2">Imple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8cm" svg:height="1.153cm" svg:x="0cm" svg:y="3.683cm">
          <text:p text:style-name="P11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cm" svg:height="1.153cm" svg:x="-0.005cm" svg:y="19.853cm">
          <text:p text:style-name="P11"><text:span text:style-name="T3">Footer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32cm" svg:height="11.049cm" svg:x="4.318cm" svg:y="6.858cm">
          <draw:text-box>
            <text:p text:style-name="P6"><text:span text:style-name="T4">Implemented with Python</text:span></text:p>
            <text:p text:style-name="P6"><text:span text:style-name="T4">and JQuery Mobile</text:span></text:p>
          </draw:text-box>
        </draw:frame>
      </draw:page>
      <draw:page draw:name="page8" draw:style-name="dp1" draw:master-page-name="Default">
        <draw:frame draw:style-name="gr5" draw:text-style-name="P6" draw:layer="layout" svg:width="5.891cm" svg:height="2.063cm" svg:x="11.124cm" svg:y="9.931cm">
          <draw:text-box>
            <text:p text:style-name="P6"><text:span text:style-name="T4">And some other stuff</text:span></text:p>
          </draw:text-box>
        </draw:frame>
        <draw:custom-shape draw:style-name="gr11" draw:text-style-name="P4" draw:layer="Layout" svg:width="3.556cm" svg:height="3.556cm" svg:x="0.001cm" svg:y="0cm">
          <text:p text:style-name="P1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4.308cm" svg:height="3.556cm" svg:x="3.684cm" svg:y="0cm">
          <text:p text:style-name="P10"><text:span text:style-name="T1">Notes: </text:span><text:span text:style-name="T2">Imple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28cm" svg:height="1.153cm" svg:x="0.001cm" svg:y="3.683cm">
          <text:p text:style-name="P14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8cm" svg:height="1.153cm" svg:x="-0.004cm" svg:y="19.853cm">
          <text:p text:style-name="P14"><text:span text:style-name="T3">Footer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8" draw:text-style-name="P2" draw:layer="Layout" svg:width="3.556cm" svg:height="3.556cm" svg:x="0cm" svg:y="0cm">
          <text:p text:style-name="P9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4.308cm" svg:height="3.556cm" svg:x="3.683cm" svg:y="0cm">
          <text:p text:style-name="P10"><text:span text:style-name="T2">Conc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8cm" svg:height="1.153cm" svg:x="0cm" svg:y="3.683cm">
          <text:p text:style-name="P11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cm" svg:height="1.153cm" svg:x="-0.005cm" svg:y="19.853cm">
          <text:p text:style-name="P11"><text:span text:style-name="T3">Footer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32cm" svg:height="11.049cm" svg:x="4.318cm" svg:y="6.858cm">
          <draw:text-box>
            <text:p text:style-name="P6"><text:span text:style-name="T4">It works!</text:span></text:p>
          </draw:text-box>
        </draw:frame>
      </draw:page>
      <draw:page draw:name="page10" draw:style-name="dp1" draw:master-page-name="Default">
        <draw:frame draw:style-name="gr5" draw:text-style-name="P6" draw:layer="layout" svg:width="5.891cm" svg:height="1.158cm" svg:x="11.124cm" svg:y="9.931cm">
          <draw:text-box>
            <text:p text:style-name="P6"><text:span text:style-name="T4">That's it!</text:span></text:p>
          </draw:text-box>
        </draw:frame>
        <draw:custom-shape draw:style-name="gr11" draw:text-style-name="P4" draw:layer="Layout" svg:width="3.556cm" svg:height="3.556cm" svg:x="0.001cm" svg:y="0cm">
          <text:p text:style-name="P1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4.308cm" svg:height="3.556cm" svg:x="3.684cm" svg:y="0cm">
          <text:p text:style-name="P10"><text:span text:style-name="T1">Notes: </text:span><text:span text:style-name="T2">Conc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28cm" svg:height="1.153cm" svg:x="0.001cm" svg:y="3.683cm">
          <text:p text:style-name="P14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8cm" svg:height="1.153cm" svg:x="-0.004cm" svg:y="19.853cm">
          <text:p text:style-name="P14"><text:span text:style-name="T3">Foo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20:11:02.412569470</meta:creation-date>
    <dc:date>2014-09-13T20:29:50.973150018</dc:date>
    <meta:editing-duration>P0D</meta:editing-duration>
    <meta:editing-cycles>1</meta:editing-cycles>
    <meta:generator>LibreOffice/4.2.6.3$Linux_X86_64 LibreOffice_project/420m0$Build-3</meta:generator>
    <meta:document-statistic meta:object-count="50"/>
  </office:meta>
</office:document-meta>
</file>